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Projet Hôpit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Construction du MCD</text:p>
              </text:list-item>
              <text:list-item>
                <text:p>Construction des wireframes</text:p>
              </text:list-item>
              <text:list-item>
                <text:p>Développement de l’application</text:p>
              </text:list-item>
              <text:list-item>
                <text:p>Mise en service sur xam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list text:style-name="L2">
              <text:list-header>
                <text:p text:style-name="P2">Contrainte </text:p>
              </text:list-header>
            </text:list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Création d’un .htdoc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B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4:16:14.287429917</meta:creation-date>
    <meta:editing-duration>PT48M26S</meta:editing-duration>
    <meta:editing-cycles>2</meta:editing-cycles>
    <meta:generator>LibreOffice/6.4.6.2$Linux_X86_64 LibreOffice_project/40$Build-2</meta:generator>
    <dc:title>Focus</dc:title>
    <dc:date>2021-03-11T15:14:50.714852025</dc:date>
    <meta:document-statistic meta:object-count="73"/>
  </office:meta>
</office:document-meta>
</file>